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0b4e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bajo Final de Lógica y Estructura de Datos</text:p>
      <text:p text:style-name="P1"/>
      <text:p text:style-name="P1">Javier Echezarreta - ISPI 4038</text:p>
      <text:p text:style-name="P2"/>
      <text:p text:style-name="P1">Estadísticas criminales en la República Argentina por Provincias</text:p>
      <text:p text:style-name="P2"/>
      <text:p text:style-name="P2"><text:span text:style-name="T1">Link del archivo CSV: </text:span>https://datos.gob.ar/dataset/seguridad-estadisticas-criminales-republica-argentina-por-provincias-departamentos/archivo/seguridad_2.1</text:p>
      <text:p text:style-name="P2"/>
      <text:p text:style-name="P3">Requerimientos:</text:p>
      <text:p text:style-name="P2"/>
      <text:p text:style-name="P2">1- Mostrar un Top 5 de delitos más comunes según provincia elegida por el usuario con "cantidad de hechos" y "cantidad de víctimas".</text:p>
      <text:p text:style-name="P2"/>
      <text:p text:style-name="P2">2- Mostrar un Top 5 de provincias más delictivas según el año elegido por el usuario con "cantidad total de hechos", "cantidad total de víctimas".</text:p>
      <text:p text:style-name="P2"/>
      <text:p text:style-name="P2">3- Mostrar Top 10 delitos más comunes a nivel nacional según año elegido por el usuario, "con cantidad total de hechos" y "cantidad total de víctimas".</text:p>
      <text:p text:style-name="P2"/>
      <text:p text:style-name="P2">4- Mostrar Top <text:span text:style-name="T2">10</text:span> histórico de provincias más delictivas con sus respectivas "cantidad de hechos" y "cantidad de víctimas".</text:p>
      <text:p text:style-name="P2"/>
      <text:p text:style-name="P2">5- Mostrar Top <text:span text:style-name="T2">10</text:span> histórico de delitos más comunes con sus respectivas "cantidad de hechos" y "cantidad de víctimas".</text:p>
      <text:p text:style-name="P2"/>
      <text:p text:style-name="P2">6- Rastreo por texto (estadísticas por delito). <text:span text:style-name="T2">Mostrar la cantidad histórica total de hechos según delito elegido por el usuario. Mostrar la provincia donde más se produjo el delito con su respectiva cantidad de hechos. Mostrar el año donde más se produjo el delito con su respectiva cantidad total de hecho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A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3T00:08:55.417549877</dc:date>
    <meta:editing-duration>PT6M31S</meta:editing-duration>
    <meta:editing-cycles>2</meta:editing-cycles>
    <meta:generator>LibreOffice/7.4.3.2$Linux_X86_64 LibreOffice_project/40$Build-2</meta:generator>
    <meta:document-statistic meta:table-count="0" meta:image-count="0" meta:object-count="0" meta:page-count="1" meta:paragraph-count="11" meta:word-count="190" meta:character-count="1289" meta:non-whitespace-character-count="1109"/>
  </office:meta>
</office:document-meta>
</file>